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>
        <presentation:sound xlink:href="../../../../OpenOffice.org%202.0/share/gallery/sounds/glasses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lyt-darkblue-title">
      <style:graphic-properties draw:fill-color="#ffffff" fo:min-height="3.257cm"/>
    </style:style>
    <style:style style:name="pr2" style:family="presentation" style:parent-style-name="lyt-darkblue-notes" style:list-style-name="L3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  <style:text-properties fo:color="#ff3366" fo:font-family="'Arial Black'" style:font-family-generic="swiss" style:font-pitch="variable" fo:font-size="56pt" fo:text-shadow="1pt 1pt"/>
    </style:style>
    <style:style style:name="P2" style:family="paragraph">
      <style:text-properties fo:color="#ff3366" fo:font-family="'Arial Black'" style:font-family-generic="swiss" style:font-pitch="variable" fo:font-size="56pt" fo:text-shadow="1pt 1pt"/>
    </style:style>
    <style:style style:name="P3" style:family="paragraph">
      <style:paragraph-properties fo:margin-left="0cm" fo:margin-right="0cm" fo:text-indent="0cm"/>
      <style:text-properties fo:color="#000000" fo:font-family="'Batik Regular'" style:font-pitch="variable" fo:font-size="24pt"/>
    </style:style>
    <style:style style:name="P4" style:family="paragraph">
      <style:paragraph-properties fo:margin-left="0cm" fo:margin-right="0cm" fo:text-indent="0cm"/>
      <style:text-properties fo:color="#000000" fo:font-family="'Batik Regular'" style:font-pitch="variable" fo:font-size="24pt" fo:text-shadow="1pt 1pt"/>
    </style:style>
    <style:style style:name="P5" style:family="paragraph">
      <style:paragraph-properties fo:margin-left="0cm" fo:margin-right="0cm" fo:text-indent="0cm"/>
      <style:text-properties fo:color="#000000" fo:font-family="'Bitstream Vera Sans'" style:font-family-generic="swiss" style:font-pitch="variable" fo:font-size="32pt" fo:text-shadow="1pt 1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color="#ff3366" fo:font-family="'Arial Black'" style:font-family-generic="swiss" style:font-pitch="variable" fo:font-size="56pt" fo:text-shadow="1pt 1pt"/>
    </style:style>
    <style:style style:name="T2" style:family="text">
      <style:text-properties fo:color="#000000" fo:font-family="'Batik Regular'" style:font-pitch="variable" fo:font-size="24pt"/>
    </style:style>
    <style:style style:name="T3" style:family="text">
      <style:text-properties fo:color="#000000" fo:font-family="'Batik Regular'" style:font-pitch="variable" fo:font-size="24pt" fo:text-shadow="1pt 1pt"/>
    </style:style>
    <style:style style:name="T4" style:family="text">
      <style:text-properties fo:color="#000000" fo:font-family="'Bitstream Vera Sans'" style:font-family-generic="swiss" style:font-pitch="variable" fo:font-size="32pt" fo:text-shadow="1pt 1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2" draw:id="id1" draw:layer="layout" svg:width="23.912cm" svg:height="3.257cm" svg:x="1.27cm" svg:y="-7.067cm" presentation:class="title" presentation:user-transformed="true">
          <draw:text-box>
            <text:p text:style-name="P1"><text:span text:style-name="T1">Blog Help Information</text:span></text:p>
          </draw:text-box>
        </draw:frame>
        <draw:frame draw:style-name="gr1" draw:text-style-name="P3" draw:id="id2" draw:layer="layout" svg:width="24.765cm" svg:height="1.953cm" svg:x="1.27cm" svg:y="-2.54cm">
          <draw:text-box>
            <text:p text:style-name="P3"><text:span text:style-name="T2">To learn more about them, click the following links:</text:span></text:p>
          </draw:text-box>
        </draw:frame>
        <draw:frame draw:style-name="gr1" draw:text-style-name="P4" draw:id="id3" draw:layer="layout" svg:width="24.765cm" svg:height="1.102cm" svg:x="0.635cm" svg:y="-1.102cm">
          <draw:text-box>
            <text:p text:style-name="P4"><text:span text:style-name="T3">O The main page links to the help page</text:span></text:p>
          </draw:text-box>
        </draw:frame>
        <draw:frame draw:style-name="gr1" draw:text-style-name="P5" draw:layer="layout" svg:width="22.86cm" svg:height="1.568cm" svg:x="2.54cm" svg:y="12.065cm">
          <draw:text-box>
            <text:p text:style-name="P5"><text:span text:style-name="T4">O <text:s text:c="2"/>Help Page TO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anim:id="id4" smil:begin="0s" smil:fill="hold" smil:accelerate="0.5" smil:decelerate="0.5" presentation:node-type="after-previous" presentation:preset-class="motion-path" presentation:preset-id="ooo-motionpath-funnel">
                  <anim:animateMotion smil:dur="3s" smil:fill="hold" smil:targetElement="id1" presentation:additive="base" svg:path="M 0 0  C -0.001 0.03331  0.06 0.06262  0.137 0.06396  C 0.198 0.06662  0.248 0.05063  0.249 0.03065  C 0.249 0.01066  0.2 -0.00799  0.138 -0.00933  C 0.107 -0.00933  0.079 -0.00666  0.059 0  C 0.03 0.00933  0.013 0.02398  0.013 0.0413  C 0.013 0.05063  0.018 0.05996  0.027 0.06795  C 0.048 0.08527  0.089 0.09727  0.136 0.0986  C 0.191 0.10126  0.236 0.08661  0.236 0.06929  C 0.237 0.05063  0.192 0.03464  0.137 0.03198  C 0.109 0.03198  0.084 0.03464  0.065 0.03997  C 0.04 0.0493  0.024 0.06396  0.024 0.07861  C 0.024 0.08661  0.029 0.0946  0.037 0.1026  C 0.056 0.11725  0.092 0.12924  0.135 0.13058  C 0.185 0.13191  0.225 0.11858  0.225 0.1026  C 0.226 0.08661  0.186 0.07195  0.136 0.07062  C 0.111 0.06929  0.088 0.07195  0.071 0.07728  C 0.048 0.08527  0.035 0.09727  0.035 0.11192  C 0.035 0.11858  0.039 0.12658  0.046 0.13324  C 0.063 0.14656  0.096 0.15722  0.134 0.15856  C 0.179 0.15856  0.215 0.1479  0.215 0.13324  C 0.215 0.11858  0.18 0.10526  0.135 0.10393  C 0.113 0.10393  0.092 0.10659  0.077 0.11059  C 0.056 0.11725  0.044 0.12924  0.043 0.14124  C 0.043 0.1479  0.048 0.15456  0.054 0.15989  C 0.069 0.17321  0.099 0.18254  0.133 0.18254  C 0.173 0.18387  0.206 0.17455  0.206 0.16122  C 0.207 0.1479  0.174 0.13591  0.134 0.13457  C 0.114 0.13457  0.095 0.13591  0.082 0.14124  C 0.063 0.14656  0.052 0.15722  0.052 0.16788  C 0.052 0.17455  0.055 0.17988  0.061 0.1852  C 0.075 0.1972  0.101 0.20519  0.132 0.20652  C 0.169 0.20652  0.198 0.19853  0.198 0.18654  C 0.199 0.17455  0.17 0.16389  0.133 0.16255  C 0.115 0.16255  0.099 0.16389  0.087 0.16788  C 0.07 0.17321  0.06 0.18254  0.06 0.1932  C 0.06 0.19853  0.063 0.20253  0.068 0.20786  C 0.08 0.21851  0.104 0.22518  0.132 0.22651  C 0.165 0.22784  0.191 0.21985  0.191 0.20786  C 0.191 0.19853  0.166 0.18787  0.133 0.18787  C 0.116 0.18654  0.101 0.1892  0.09 0.19187  C 0.075 0.1972  0.066 0.20519  0.066 0.21452  C 0.066 0.21985  0.069 0.22384  0.074 0.22784  C 0.085 0.23717  0.107 0.24383  0.131 0.24516  C 0.161 0.2465  0.185 0.2385  0.185 0.22917  C 0.185 0.21851  0.161 0.21052  0.132 0.20919  C 0.118 0.20919  0.104 0.21052  0.094 0.21452  C 0.08 0.21851  0.072 0.22518  0.072 0.2345  C 0.072 0.2385  0.075 0.2425  0.079 0.2465  C 0.089 0.25449  0.108 0.26115  0.131 0.26115  C 0.157 0.26248  0.179 0.25582  0.179 0.2465  C 0.179 0.2385  0.158 0.23051  0.131 0.23051  C 0.119 0.22917  0.106 0.23051  0.097 0.23317  C 0.085 0.2385  0.078 0.24516  0.078 0.25183  C 0.078 0.25582  0.08 0.25982  0.084 0.26248  C 0.093 0.27048  0.11 0.27581  0.131 0.27714  C 0.155 0.27714  0.174 0.27048  0.174 0.26382  C 0.174 0.25582  0.155 0.24783  0.131 0.24783  C 0.119 0.24783  0.108 0.24916  0.101 0.25183  C 0.089 0.25449  0.083 0.26115  0.083 0.26781  C 0.083 0.27048  0.085 0.27448  0.088 0.27714  C 0.096 0.28514  0.112 0.28913  0.13 0.29046  C 0.152 0.29046  0.169 0.28514  0.169 0.27847  C 0.169 0.27048  0.152 0.26515  0.131 0.26382  C 0.12 0.26382  0.11 0.26515  0.103 0.26781  C 0.093 0.27048  0.087 0.27581  0.087 0.28247  C 0.087 0.28514  0.089 0.2878  0.092 0.29046"/>
                  <anim:audio xlink:href="../../../../OpenOffice.org%202.0/share/gallery/sounds/beam2.wav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2" presentation:additive="base" svg:path="M 0 0  L 0 0.3331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" presentation:additive="base" svg:path="M 0 0  L 0 0.3331"/>
                </anim:par>
                <anim:animateColor smil:begin="0s" smil:dur="0.001s" smil:fill="hold" presentation:master-element="id4" smil:targetElement="id1" smil:attributeName="dim" smil:to="#000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2" draw:layer="layout" svg:width="14.091cm" svg:height="9.671cm" svg:x="3.749cm" svg:y="2.683cm" draw:page-number="1" presentation:class="page"/>
          <draw:frame presentation:style-name="pr2" draw:text-style-name="P6" draw:layer="layout" svg:width="14.926cm" svg:height="10.735cm" svg:x="3.34cm" svg:y="13.29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8-06-27T01:11:49</meta:creation-date>
    <dc:date>2008-06-27T01:33:35</dc:date>
    <dc:language>en-US</dc:language>
    <meta:editing-cycles>3</meta:editing-cycles>
    <meta:editing-duration>PT23M25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